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paragraph-properties fo:text-align="end"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1pt" style:text-underline-style="none" style:font-size-asian="11pt" style:font-size-complex="11pt"/>
    </style:style>
    <style:style style:name="P5" style:family="paragraph" style:parent-style-name="Standard">
      <style:paragraph-properties fo:text-align="start" style:justify-single-word="false" fo:break-before="page"/>
      <style:text-properties fo:font-size="11pt" style:font-size-asian="11pt" style:font-size-complex="11pt"/>
    </style:style>
    <style:style style:name="T1" style:family="text">
      <style:text-properties style:text-underline-style="none"/>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SERVIDOR WEB DE<text:tab/></text:p>
      <text:p text:style-name="P1">BUSQUEDA DE EMPLEO</text:p>
      <text:p text:style-name="P5">Este projecto se compone de:</text:p>
      <text:p text:style-name="P2"/>
      <text:p text:style-name="P2"><text:tab/>La programación del servidor.</text:p>
      <text:p text:style-name="P2"><text:tab/>Programación de los clientes; “empresarios y candidatos”.<text:tab/></text:p>
      <text:p text:style-name="P2"><text:tab/>Programación para el administrador del sistema.</text:p>
      <text:p text:style-name="P2"><text:tab/>Base de datos.</text:p>
      <text:p text:style-name="P2"><text:tab/>Creación del diseño de la pagina we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a programación del servidor consiste en realizar el programa que estará en ejecución continua por el servidor en este caso creado con el framework laravel en php.</text:p>
      <text:p text:style-name="P2"/>
      <text:p text:style-name="P2">La programación de los clientes se realizara junto a la programación del servidor también con el framework laravel.</text:p>
      <text:p text:style-name="P2"/>
      <text:p text:style-name="P2">La programación del administrador del sistema al igual que los anteriores se hará con el framework laravel.</text:p>
      <text:p text:style-name="P2"/>
      <text:p text:style-name="P2">La base de datos se usara en este caso mySQL Community.</text:p>
      <text:p text:style-name="P2"/>
      <text:p text:style-name="P2">La Creación del diseño de la pagina web sera realizado en html.</text:p>
      <text:p text:style-name="P2"/>
      <text:p text:style-name="P2">El programa tendrá tres roles: administrador, empresario, cliente. </text:p>
      <text:p text:style-name="P5">Versión: 0.0.1</text:p>
      <text:p text:style-name="P2">Crear la base de datos, configurar el usuario para que laravel pueda conectarse y crear las <text:s/>tablas, y añadir datos en esas tablas en mySQL desde laravel.</text:p>
      <text:p text:style-name="P2">Crear la programación del diseño de las tablas en laravel para que laravel las cree. </text:p>
      <text:p text:style-name="P2"/>
      <text:p text:style-name="P2">Versión: 0.0.2</text:p>
      <text:p text:style-name="P2">Lanzar el servidor.</text:p>
      <text:p text:style-name="P2"/>
      <text:p text:style-name="P2">Versión: 0.0.3</text:p>
      <text:p text:style-name="P2">Al iniciar la pagina web, esta mostrara todas las ofertas de empleo ordenadas por fecha, permitirá guardar nuevas ofertas de empleo y modificar las ofertas de empleo.</text:p>
      <text:p text:style-name="P2"/>
      <text:p text:style-name="P2">Versión: 0.0.4</text:p>
      <text:p text:style-name="P2">El servidor creado con laravel creará una pagina web para el registro de empresarios y admisistradores a la que se acedera a través de un enlace que se añadirá a la pagina web principal.</text:p>
      <text:p text:style-name="P2"/>
      <text:p text:style-name="P2">Versión: 0.0.5</text:p>
      <text:p text:style-name="P2">Se modifica la pagina web de registro de empresarios y administradores para que puedan iniciar sesión por defecto y al pulsar un botón mostrara los campos de registro que por defecto están ocultos.</text:p>
      <text:p text:style-name="P2"/>
      <text:p text:style-name="P2">Versión: <text:span text:style-name="T1">0.0.6</text:span></text:p>
      <text:p text:style-name="P2">Se añadirá una nueva pagina web desde la que el administrador vera y modificara las categorías de empleo,</text:p>
      <text:p text:style-name="P2">lo que le permitirá añadir nuevas categorías, eliminar categorías ya existentes y modificar las existentes, las categorías anteriores a la modificación se mostrarán hasta que finalice la oferta o esta sea eliminada.</text:p>
      <text:p text:style-name="P2"/>
      <text:p text:style-name="P2">Versión: <text:span text:style-name="T1">0.0.7</text:span></text:p>
      <text:p text:style-name="P2">Implementación de las políticas de acceso.</text:p>
      <text:p text:style-name="P2"/>
      <text:p text:style-name="P2">Para introducir las ofertas de empleo, el empresario tendrá que hacer clic en un botón destinado a este propósito, se reaccionara a otra pagina secundaria en la que se registrara introduciendo sus datos</text:p>
      <text:p text:style-name="P2">(nombre, apellidos, DNI, email, nombre de empresa, lugar, provincia, <text:s/>calle y nº telefónico) <text:s/>y tendrá que seleccionar el numero de ofertas de empleo a anunciar de un menú desplegable, el puesto de trabajo y jornada haciendo clic en el botón deseado de los disponibles por la pagina, horario y salario introducidos en un recuadro, nivel de estudios y años de experiencia seleccionando en su correspondientes desplegables , al guardar el programa guardara toda esta información en la base de datos y cerrara la pagina, esta información sera la utilizada para mostrar en la pagina, al cabo de un mes la oferta se borrará automáticamente del listado mostrado por la pagina web.</text:p>
      <text:p text:style-name="P2"/>
      <text:p text:style-name="P2">El administrador se encargara de revisar la seguridad e integridad del sistema, para este fin el administrador podrá acceder a la información de la base de datos para leerla, podrá modificar <text:s/>el nombre de los puestos de trabajo, añadir o eliminar los nombres de los puestos de trabajo, en el caso de eliminar puestos de trabajo las ofertas que tuvieran ese puesto permanecen sin cambios y las nuevas ofertas son las que no podrán usar esas ofertas que se hayan eliminado. </text:p>
      <text:p text:style-name="P2"/>
      <text:p text:style-name="P2">Los administradores inician sesión a través de un recuadro que aparecerá en la pagina, es el mismo campo desde el que inicia <text:span text:style-name="T1">sesión</text:span> el empresario.</text:p>
      <text:p text:style-name="P2"/>
      <text:p text:style-name="P2">El administrador se registra desde la creación del programa y el administrador podrá añadir nuevos administradores los cuales iniciaran sesión igual que el inicial, tendrán su ID generada por el programa, esta ID se le mostrará al administrador, establecerá la contraseña al registrarse, esta ID y contraseña serán las solicitadas al inicio de sesión.</text:p>
      <text:p text:style-name="P2"/>
      <text:p text:style-name="P2">En el caso de que un administrador quiera darse de baja podrá hacerlo siempre que este registrado como mínimo un administrador, si no esta registrado otro administrador (que el programa tiene un solo administrador) el programa no dejara darse de baja a este administrador.</text:p>
      <text:p text:style-name="P2"/>
      <text:p text:style-name="P2">Los candidatos solo podrán acceder a la pagina, para ver las ofertas de <text:span text:style-name="T1">empleo, no se registran.</text:span></text:p>
      <text:p text:style-name="P2"><text:soft-page-break/></text:p>
      <text:p text:style-name="P2">No se podrán realizar búsquedas.</text:p>
      <text:p text:style-name="P2"/>
      <text:p text:style-name="P2">Los empresarios se distinguirán del resto de empresarios y administradores por los datos que registraron al darse de alta y la ID <text:s/>que establece el propio programa, esta ID se le mostrará al empresario y establecerá la contraseña al registrarse, esta ID y contraseña serán las solicitadas al inicio de sesión.</text:p>
      <text:p text:style-name="P2"/>
      <text:p text:style-name="P2"/>
      <text:p text:style-name="P3">Fin versión: 0.1</text:p>
      <text:p text:style-name="P5">Versión: 0.2</text:p>
      <text:p text:style-name="P2"/>
      <text:p text:style-name="P2">Se añadirá el registro de candidatos, los candidatos al seleccionar la opción de registrarse la cual estará disponible en la pagina web principal, se rediccionar a una pagina secundaria en la cual registrarán sus datos(nombre, apellidos, DNI, email, lugar, provincia, <text:s/>calle y nº telefónico), agregara su curriculum vitae mediante la selección de las opciones disponibles por la pagina, y decidir si desea mostrar esta información en la web.</text:p>
      <text:p text:style-name="P2"/>
      <text:p text:style-name="P2">La pagina web principal sera adaptada para mostrar los candidatos que deseen mostrar su curriculun, esta información se guardara en una tabla diferente a la utilizada para los datos de los empresarios, dicha información se borrara de la pagina principal al cabo de tres meses o cuando el candidato lo solicite, pero nunca de la base de datos.</text:p>
      <text:p text:style-name="P4"/>
      <text:p text:style-name="P2">El candidato podrá iniciar sesión para seleccionar una o varias ofertas, al hacerlo se le enviara un email genérico al empresario con el curriculun del candidato, y solicitándole una respuesta al empresario ya sea a través de un email, llamada al numero telefónico que aparecerá en el email, lo cual lo pondrá en contacto con el administrador.</text:p>
      <text:p text:style-name="P2"/>
      <text:p text:style-name="P2">La pagina de solicitud del registro del empresario cambiara para añadir la opción de recibir notificaciones de candidatos, en el caso de que un candidato solicite el envió de su información a una empresa que no quiera ser notificada se le informara al momento de su solicitud, el programa incluirá la posibilidad de que el empresario registrado pueda seleccionar uno o varios candidatos, los candidatos seleccionados por el empresario se registrará en la base de datos y se abrirá una ventana de texto donde escribirá el mensaje a enviar al candidato, dicho mensaje se guarda en la base de datos y posteriormente se envía al candidato.</text:p>
      <text:p text:style-name="P2"/>
      <text:p text:style-name="P3">Fin versión: 0.2</text:p>
      <text:p text:style-name="P3"/>
      <text:p text:style-name="P2"/>
      <text:p text:style-name="P2">Versión:0.2.1</text:p>
      <text:p text:style-name="P2"/>
      <text:p text:style-name="P2">El administrador podrá ver una nueva tabla en la base de datos, en la cual se guardaran todos los candidatos que han seleccionado una o varias ofertas de empleo, para verificar que el empresario que recibe el email genérico se pone en contacto con los candidatos, y en caso de no ser así <text:s/>decidirá a su criterio si mantiene o borra las ofertas de empleo de esta empresa por engaño, y en caso de ver que un empresario recibe un gran numero de candidatos pero no contrata a ninguno deberá ponerse en contacto con el empresario para determinar el problema y actuar en consecuencia bajo su criterio.</text:p>
      <text:p text:style-name="P2"/>
      <text:p text:style-name="P3">Fin versión:0.2.1</text:p>
      <text:p text:style-name="P5">Versión: 0.3</text:p>
      <text:p text:style-name="P2"/>
      <text:p text:style-name="P2">Se añadirá un buscador de ofertas de empleo,</text:p>
      <text:p text:style-name="P2">La opción de cambiar el orden de las búsquedas:</text:p>
      <text:p text:style-name="P2"><text:tab/>Ordenar de fecha invertido.</text:p>
      <text:p text:style-name="P2"><text:tab/>Ordenar por nombre de empresa.</text:p>
      <text:p text:style-name="P2"/>
      <text:p text:style-name="P2">El orden de fecha invertido mostrará las ofertas mas antiguas primero.</text:p>
      <text:p text:style-name="P2">El orden por nombre de empresa cambiara la apariencia de la pagina, para que aparezcan las ofertas de una misma empresa en un bloque con el nombre de la empresa en el principio del bloque seguido de las ofertas de esta ordenadas por fecha.</text:p>
      <text:p text:style-name="P2"/>
      <text:p text:style-name="P3">Fin versión: 0.3</text:p>
      <text:p text:style-name="P5">Versión: 0.4</text:p>
      <text:p text:style-name="P2"/>
      <text:p text:style-name="P2">Se añadirá la posibilidad de filtrar:</text:p>
      <text:p text:style-name="P2"><text:tab/>En base a <text:s/>lugar.</text:p>
      <text:p text:style-name="P2"><text:tab/>En base a provincia.</text:p>
      <text:p text:style-name="P2"><text:tab/>En base a salario.</text:p>
      <text:p text:style-name="P2"><text:tab/>En base a jornada.</text:p>
      <text:p text:style-name="P2"><text:tab/>En base a horario.</text:p>
      <text:p text:style-name="P2"/>
      <text:p text:style-name="P2">En base a horario se le pedirán dos horas de entrada y dos de salida para filtrar entre esas horas.</text:p>
      <text:p text:style-name="P2"/>
      <text:p text:style-name="P3">Fin versión: 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06T19:58:09.71</meta:creation-date>
    <dc:date>2020-09-18T10:56:31.39</dc:date>
    <meta:editing-duration>PT12H58M5S</meta:editing-duration>
    <meta:editing-cycles>34</meta:editing-cycles>
    <meta:generator>OpenOffice/4.1.7$Win32 OpenOffice.org_project/417m1$Build-9800</meta:generator>
    <meta:document-statistic meta:table-count="0" meta:image-count="0" meta:object-count="0" meta:page-count="7" meta:paragraph-count="67" meta:word-count="1305" meta:character-count="7821"/>
  </office:meta>
</office:document-meta>
</file>